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style:paragraph-properties fo:background-color="#eeeeee">
        <style:background-image/>
      </style:paragraph-properties>
    </style:style>
    <style:style style:name="P66" style:family="paragraph" style:parent-style-name="Text_20_body">
      <style:paragraph-properties fo:background-color="#eeeeee">
        <style:background-image/>
      </style:paragraph-properties>
      <style:text-properties fo:language="ru" fo:country="RU"/>
    </style:style>
    <style:style style:name="P67" style:family="paragraph" style:parent-style-name="Text_20_body">
      <style:paragraph-properties fo:text-align="justify" style:justify-single-word="false" fo:background-color="#eeeeee">
        <style:background-image/>
      </style:paragraph-properties>
      <style:text-properties fo:language="ru" fo:country="RU"/>
    </style:style>
    <style:style style:name="P68" style:family="paragraph" style:parent-style-name="First_20_line_20_indent">
      <style:paragraph-properties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Text_20_body">
      <style:paragraph-properties fo:margin-left="0cm" fo:margin-right="0cm" fo:text-align="justify" style:justify-single-word="false" fo:text-indent="0cm" style:auto-text-indent="false"/>
      <style:text-properties fo:color="#800000"/>
    </style:style>
    <style:style style:name="P72" style:family="paragraph" style:parent-style-name="Text_20_body">
      <style:paragraph-properties fo:margin-left="0cm" fo:margin-right="0cm" fo:text-align="center" style:justify-single-word="false" fo:text-indent="0cm" style:auto-text-indent="false"/>
    </style:style>
    <style:style style:name="P7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0" style:family="paragraph" style:parent-style-name="Heading_20_1">
      <style:paragraph-properties fo:margin-left="0cm" fo:margin-right="0cm" fo:text-align="center" style:justify-single-word="false" fo:text-indent="0.499cm" style:auto-text-indent="false"/>
    </style:style>
    <style:style style:name="P91" style:family="paragraph" style:parent-style-name="Heading_20_1">
      <style:paragraph-properties fo:background-color="#eeeeee">
        <style:background-image/>
      </style:paragraph-properties>
    </style:style>
    <style:style style:name="P92" style:family="paragraph" style:parent-style-name="Heading_20_2">
      <style:text-properties fo:language="ru" fo:country="RU"/>
    </style:style>
    <style:style style:name="P93" style:family="paragraph" style:parent-style-name="Heading_20_2">
      <style:paragraph-properties fo:background-color="#eeeeee">
        <style:background-image/>
      </style:paragraph-properties>
    </style:style>
    <style:style style:name="P94" style:family="paragraph" style:parent-style-name="Heading_20_2">
      <style:paragraph-properties fo:background-color="#eeeeee">
        <style:background-image/>
      </style:paragraph-properties>
      <style:text-properties fo:language="ru" fo:country="RU"/>
    </style:style>
    <style:style style:name="P9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92557408128910927"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6210475309697930722"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Основы Заклятий» - обмен</text:p>
        </text:list-item>
        <text:list-item>
          <text:p text:style-name="P9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301295008350235648"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5">Ограничени<text:span text:style-name="T1">е 2: решение должно находиться в правовых рамках уголовного и административного кодекса.</text:span></text:p>
      <text:p text:style-name="P4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5"><text:span text:style-name="T5">&lt;\</text:span><text:span text:style-name="T1">Выполняю задачу</text:span>...</text:p>
      <text:p text:style-name="P45"><text:span text:style-name="T5">&lt;\</text:span>...</text:p>
      <text:p text:style-name="P45"><text:span text:style-name="T5">&lt;\</text:span>Решение:</text:p>
      <text:p text:style-name="P4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8">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5">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218937315817117452"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text:span><text:span text:style-name="T14">в крыло </text:span><text:span text:style-name="T14">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text:soft-page-break/></text:p>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2" text:outline-level="2">«Феникс»</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text:soft-page-break/>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гость на день рождения! И у меня есть подарок!!!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в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
      <text:p text:style-name="P4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8">&lt;<text:span text:style-name="T1">Макс встречает дочь Мэдтроттера — Индиго Мэдтроттер под парковой скамейкой, где она играет </text:span><text:soft-page-break/><text:span text:style-name="T1">сама с собой в прятки — её подружка Бинки Софтмэйн исчезла, передаёт ей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исчез.</text:span>&gt;</text:p>
      <text:p text:style-name="P28"/>
      <text:p text:style-name="P28"><text:span text:style-name="T1">&lt;</text:span><text:span text:style-name="T12">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7"/>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text:soft-page-break/>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3"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text:soft-page-break/>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text:soft-page-break/>затворив за собой дверь.</text:p>
      <text:p text:style-name="P36"><text:span text:style-name="T1">–</text:span> Ну, мои дорогие, теперь расскажите своей принцессе правду. Ваша ложь меня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3"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oft-page-break/><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3"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1">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oft-page-break/><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oft-page-break/><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oft-page-break/><text:span text:style-name="T5">–</text:span> Принцесса…</text:p>
      <text:p text:style-name="P36"><text:span text:style-name="T5">–</text:span> Луна, мой дорогой. Для тебя <text:span text:style-name="T5">—</text:span> Луна…</text:p>
      <text:p text:style-name="P36">...</text:p>
      <text:p text:style-name="P36"/>
      <text:h text:style-name="P93"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oft-page-break/><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text:soft-page-break/>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3"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3" text:outline-level="2">В библиотеке замка Селестии</text:h>
      <text:p text:style-name="P65"/>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text:soft-page-break/>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text:soft-page-break/>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3"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oft-page-break/><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oft-page-break/><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oft-page-break/><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oft-page-break/><text:span text:style-name="T5">–</text:span> Спокойной ночи, Макс!</text:p>
      <text:p text:style-name="P36"/>
      <text:h text:style-name="P93"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text:soft-page-break/>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text:soft-page-break/></text:p>
      <text:p text:style-name="P4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3"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text:soft-page-break/>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3" text:outline-level="2">Сон Макса</text:h>
      <text:p text:style-name="P65"/>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oft-page-break/><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3"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oft-page-break/><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3"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oft-page-break/><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text:soft-page-break/>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text:soft-page-break/>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text:soft-page-break/>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oft-page-break/><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oft-page-break/><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3" text:outline-level="2"><text:soft-page-break/>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text:soft-page-break/>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text:soft-page-break/>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3"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text:soft-page-break/>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3"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3" text:outline-level="2">Третий сон РД. Fallout</text:h>
      <text:p text:style-name="P36"/>
      <text:p text:style-name="P36"><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3"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3"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3" text:outline-level="2">Поиск решения</text:h>
      <text:p text:style-name="P65"/>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3"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text:soft-page-break/>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oft-page-break/><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6"/>
      <text:h text:style-name="P93"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text:soft-page-break/>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3"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text:soft-page-break/>…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3" text:outline-level="2"><text:soft-page-break/>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3" text:outline-level="2"><text:soft-page-break/>След?</text:h>
      <text:p text:style-name="P65"/>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text:soft-page-break/></text:p>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text:soft-page-break/>–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3"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5">– </text:span>Ну хорошо. Убедила. В конце-концов, можем поступить так. Вы с Флатти вернётесь обратно а я продолжу поиски здесь.</text:p>
      <text:p text:style-name="P5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5">– </text:span>Вы можете связываться со мной раз в месяц по коридору.</text:p>
      <text:p text:style-name="P5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5">– </text:span>Конечно оставаться. Кто ещё, кроме нас, может найти её?</text:p>
      <text:p text:style-name="P52"><text:span text:style-name="T5">– </text:span>Я думал, ты не сможешь оставить Энджела и всех остальных надолго.</text:p>
      <text:p text:style-name="P5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5">– </text:span>Извини, Флаттершай, забылся.</text:p>
      <text:p text:style-name="P57"><text:span text:style-name="T5">– </text:span>Та ладно, я ж не против, – возразила Эпплджек. – Не парься, Флатти. Было б хуже, если б он <text:s/>назвал меня Эпплджек на людях.</text:p>
      <text:p text:style-name="P57"><text:span text:style-name="T5">– </text:span>Ты так... – запнулась Флаттершай. – Так быстро забыла свою ферму. И...</text:p>
      <text:p text:style-name="P5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5">– </text:span>Как ты можешь так говорить? – расплакалась Флаттершай.</text:p>
      <text:p text:style-name="P57"><text:span text:style-name="T5">– </text:span>Эй, девушки, не ссорьтесь! Мы — одна команда! И надеюсь, останемся ею и в дальнейшем. </text:p>
      <text:list xml:id="list3250810323802454474" text:style-name="L5">
        <text:list-header>
          <text:p text:style-name="P10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oft-page-break/><text:span text:style-name="T5">– </text:span>А если нет? – Эпплджек смотрела мне мне прямо в глаза.</text:p>
      <text:list xml:id="list42717598" text:continue-numbering="true" text:style-name="L5">
        <text:list-header>
          <text:p text:style-name="P101">Я молча пожал плечами. Эпплджек уверенно продолжила.</text:p>
        </text:list-header>
      </text:list>
      <text:p text:style-name="P5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5">– </text:span>Спасибо, ЭйДжей.</text:p>
      <text:p text:style-name="P5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700820" text:continue-numbering="true" text:style-name="L5">
        <text:list-header>
          <text:p text:style-name="P101">Флаттершай пробормотала нечто, показавшееся мне знакомым.</text:p>
        </text:list-header>
      </text:list>
      <text:p text:style-name="P57"><text:span text:style-name="T5">– </text:span>Флатти, ты что-то сказала? Я не расслышал.</text:p>
      <text:p text:style-name="P57"><text:span text:style-name="T5">– </text:span>Намерение Изменяет Реальность.</text:p>
      <text:p text:style-name="P57"><text:span text:style-name="T5">– </text:span>Эээ. А где ты слышала эту фразу, если не секрет?</text:p>
      <text:p text:style-name="P5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699208" text:continue-numbering="true" text:style-name="L5">
        <text:list-header>
          <text:p text:style-name="P101">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5">– </text:span>Флатти, ЭйДжей, буду через час. Ждите!</text:p>
      <text:p text:style-name="P52"/>
      <text:h text:style-name="P94" text:outline-level="2">Почти.</text:h>
      <text:p text:style-name="P66"/>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5">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text:soft-page-break/>–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94" text:outline-level="2">Дискорд</text:h>
      <text:p text:style-name="P65"/>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5674242526661172638" text:style-name="L6">
        <text:list-header>
          <text:p text:style-name="P10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5">–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5">– </text:span>Макс, тут окно разбито! И верёвка какая-то висит. – крикнула Флаттершай из кухни.</text:p>
      <text:p text:style-name="P83"><text:span text:style-name="T5">–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5">–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5">– </text:span>Оп-па! – пробормотала Эпплджек. – Нежданчик!</text:p>
      <text:p text:style-name="P83"><text:span text:style-name="T5">– </text:span>Ты, я вижу, времени не терял, – моя рука под прикрытием стола медленно тянулась к тяжёлой фарфоровой кружке, стоящей на краю.</text:p>
      <text:p text:style-name="P6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5">– </text:span>А почему ты вообще решил искать нас тут? – спросила Эпплджек. – Приехал бы домой. Мы б тебя чаем напоили.</text:p>
      <text:p text:style-name="P68"><text:span text:style-name="T5">–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5">– </text:span>С кем это вы тут разговариваете?</text:p>
      <text:list xml:id="list8331420328272334089" text:style-name="L7">
        <text:list-header>
          <text:p text:style-name="P95">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93"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text:soft-page-break/>–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text:soft-page-break/></text:p>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2">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8">– И что? – продолжила его мысль Эпплджек.</text:p>
      <text:p text:style-name="P78">–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text:soft-page-break/>–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74"/>
      <text:h text:style-name="P93"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1"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5">–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7"><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9">–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57">Я вспомнил события последнего года <text:span text:style-name="T5">&lt;</text:span>упомянуть в эпизоде на Терре, что МЛП-сериал закрылся год назад<text:span text:style-name="T5">&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text:soft-page-break/>–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5">&lt;</text:span><text:span text:style-name="T13">чёрт</text:span><text:span text:style-name="T5">&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text:soft-page-break/>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5">–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text:soft-page-break/>ка, все строем мечтайте об Эквестрии!» не собираюсь.</text:p>
      <text:p text:style-name="P8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5">–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text:soft-page-break/>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text:soft-page-break/>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4234262423450528195" text:style-name="L8">
        <text:list-header>
          <text:p text:style-name="P103">(<text:span text:style-name="T15">Луна — как повелительница снов, слышала разговор Макса с Анакорном</text:span>)</text:p>
          <text:p text:style-name="P104"/>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text:soft-page-break/>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2">Я опустил руку на шею Дэш и ощутил теплоту и лёгкое покалывание в пустоте.</text:p>
      <text:p text:style-name="P52"><text:span text:style-name="T5">–</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93" text:outline-level="2">Земля</text:h>
      <text:p text:style-name="P55">Музыкальная тема из бегущего по лезвию бритвы — <text:span text:style-name="T5">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text:soft-page-break/></text:p>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oft-page-break/><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25T22:54:51.15</dc:date>
    <meta:editing-duration>P42DT17H7M39S</meta:editing-duration>
    <meta:editing-cycles>1559</meta:editing-cycles>
    <meta:generator>OpenOffice/4.1.1$Win32 OpenOffice.org_project/411m6$Build-9775</meta:generator>
    <meta:document-statistic meta:table-count="0" meta:image-count="0" meta:object-count="0" meta:page-count="111" meta:paragraph-count="2306" meta:word-count="52826" meta:character-count="335952"/>
    <dc:creator>макс </dc:creator>
  </office:meta>
</office:document-meta>
</file>